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start" style:justify-single-word="false"/>
      <style:text-properties officeooo:paragraph-rsid="002f434c"/>
    </style:style>
    <style:style style:name="P6"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7"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8"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10" style:family="paragraph" style:parent-style-name="Standard">
      <style:paragraph-properties fo:line-height="200%" fo:text-align="center" style:justify-single-word="false"/>
      <style:text-properties officeooo:paragraph-rsid="0025bfdd"/>
    </style:style>
    <style:style style:name="P11" style:family="paragraph" style:parent-style-name="Standard">
      <style:paragraph-properties fo:line-height="200%" fo:text-align="start" style:justify-single-word="false"/>
      <style:text-properties officeooo:paragraph-rsid="002dcb22"/>
    </style:style>
    <style:style style:name="P12" style:family="paragraph" style:parent-style-name="Standard">
      <style:paragraph-properties fo:line-height="200%" fo:text-align="start" style:justify-single-word="false"/>
      <style:text-properties officeooo:paragraph-rsid="003b506e"/>
    </style:style>
    <style:style style:name="P13" style:family="paragraph" style:parent-style-name="Standard">
      <style:paragraph-properties fo:line-height="200%" fo:text-align="start" style:justify-single-word="false" fo:break-before="page"/>
      <style:text-properties officeooo:paragraph-rsid="00359bbb"/>
    </style:style>
    <style:style style:name="P14"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313f41" style:font-size-asian="12pt" style:font-style-asian="normal" style:font-name-complex="Times New Roman1" style:font-size-complex="12pt" style:font-style-complex="normal"/>
    </style:style>
    <style:style style:name="P15" style:family="paragraph" style:parent-style-name="Text_20_body">
      <style:paragraph-properties fo:margin-top="0in" fo:margin-bottom="0in" loext:contextual-spacing="false" fo:line-height="200%"/>
      <style:text-properties officeooo:paragraph-rsid="0040b68c"/>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6"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7" style:family="text">
      <style:text-properties style:font-name="Times New Roman" fo:font-size="12pt" fo:font-style="normal" officeooo:rsid="0040b68c" style:font-size-asian="12pt" style:font-style-asian="normal" style:font-name-complex="Times New Roman1" style:font-size-complex="12pt" style:font-style-complex="normal"/>
    </style:style>
    <style:style style:name="T8" style:family="text">
      <style:text-properties style:font-name="Times New Roman" fo:font-size="12pt" officeooo:rsid="001b43b7" style:font-size-asian="12pt" style:font-name-complex="Times New Roman1" style:font-size-complex="12pt"/>
    </style:style>
    <style:style style:name="T9" style:family="text">
      <style:text-properties style:font-name="Times New Roman" fo:font-size="12pt" officeooo:rsid="00281c12" style:font-size-asian="12pt" style:font-name-complex="Times New Roman1" style:font-size-complex="12pt"/>
    </style:style>
    <style:style style:name="T10" style:family="text">
      <style:text-properties style:font-name="Times New Roman" fo:font-size="12pt" officeooo:rsid="002b4f76" style:font-size-asian="12pt" style:font-name-complex="Times New Roman1" style:font-size-complex="12pt"/>
    </style:style>
    <style:style style:name="T11" style:family="text">
      <style:text-properties style:font-name="Times New Roman" fo:font-size="12pt" officeooo:rsid="002cce62" style:font-size-asian="12pt" style:font-name-complex="Times New Roman1" style:font-size-complex="12pt"/>
    </style:style>
    <style:style style:name="T12" style:family="text">
      <style:text-properties style:font-name="Times New Roman" fo:font-size="12pt" officeooo:rsid="002dcb22" style:font-size-asian="12pt" style:font-name-complex="Times New Roman1" style:font-size-complex="12pt"/>
    </style:style>
    <style:style style:name="T13" style:family="text">
      <style:text-properties style:font-name="Times New Roman" fo:font-size="12pt" officeooo:rsid="0015b2b4" style:font-size-asian="12pt" style:font-name-complex="Times New Roman1" style:font-size-complex="12pt"/>
    </style:style>
    <style:style style:name="T14" style:family="text">
      <style:text-properties style:font-name="Times New Roman" fo:font-size="12pt" officeooo:rsid="002f434c" style:font-size-asian="12pt" style:font-name-complex="Times New Roman1" style:font-size-complex="12pt"/>
    </style:style>
    <style:style style:name="T15" style:family="text">
      <style:text-properties style:font-name="Times New Roman" fo:font-size="12pt" officeooo:rsid="002a0f72" style:font-size-asian="12pt" style:font-name-complex="Times New Roman1" style:font-size-complex="12pt"/>
    </style:style>
    <style:style style:name="T16" style:family="text">
      <style:text-properties style:font-name="Times New Roman" fo:font-size="12pt" officeooo:rsid="00302af9" style:font-size-asian="12pt" style:font-name-complex="Times New Roman1" style:font-size-complex="12pt"/>
    </style:style>
    <style:style style:name="T17" style:family="text">
      <style:text-properties style:font-name="Times New Roman" fo:font-size="12pt" officeooo:rsid="0030ac18" style:font-size-asian="12pt" style:font-name-complex="Times New Roman1" style:font-size-complex="12pt"/>
    </style:style>
    <style:style style:name="T18" style:family="text">
      <style:text-properties style:font-name="Times New Roman" fo:font-size="12pt" officeooo:rsid="00313f41" style:font-size-asian="12pt" style:font-name-complex="Times New Roman1" style:font-size-complex="12pt"/>
    </style:style>
    <style:style style:name="T19" style:family="text">
      <style:text-properties style:font-name="Times New Roman" fo:font-size="12pt" officeooo:rsid="00359bbb" style:font-size-asian="12pt" style:font-name-complex="Times New Roman1" style:font-size-complex="12pt"/>
    </style:style>
    <style:style style:name="T20" style:family="text">
      <style:text-properties style:font-name="Times New Roman" fo:font-size="12pt" officeooo:rsid="00371b02" style:font-size-asian="12pt" style:font-name-complex="Times New Roman1" style:font-size-complex="12pt"/>
    </style:style>
    <style:style style:name="T21" style:family="text">
      <style:text-properties style:font-name="Times New Roman" fo:font-size="12pt" officeooo:rsid="0038e5e1" style:font-size-asian="12pt" style:font-name-complex="Times New Roman1" style:font-size-complex="12pt"/>
    </style:style>
    <style:style style:name="T22" style:family="text">
      <style:text-properties style:font-name="Times New Roman" fo:font-size="12pt" officeooo:rsid="0039e1ee" style:font-size-asian="12pt" style:font-name-complex="Times New Roman1" style:font-size-complex="12pt"/>
    </style:style>
    <style:style style:name="T23" style:family="text">
      <style:text-properties style:font-name="Times New Roman" fo:font-size="12pt" officeooo:rsid="003b506e" style:font-size-asian="12pt" style:font-name-complex="Times New Roman1" style:font-size-complex="12pt"/>
    </style:style>
    <style:style style:name="T24" style:family="text">
      <style:text-properties style:font-name="Times New Roman" fo:font-size="12pt" officeooo:rsid="003c22da" style:font-size-asian="12pt" style:font-name-complex="Times New Roman1" style:font-size-complex="12pt"/>
    </style:style>
    <style:style style:name="T25" style:family="text">
      <style:text-properties style:font-name="Times New Roman" fo:font-size="12pt" officeooo:rsid="003d1597" style:font-size-asian="12pt" style:font-name-complex="Times New Roman1" style:font-size-complex="12pt"/>
    </style:style>
    <style:style style:name="T26" style:family="text">
      <style:text-properties style:font-name="Times New Roman" fo:font-size="12pt" officeooo:rsid="003ec27e" style:font-size-asian="12pt" style:font-name-complex="Times New Roman1" style:font-size-complex="12pt"/>
    </style:style>
    <style:style style:name="T27" style:family="text">
      <style:text-properties style:font-name="Times New Roman" fo:font-size="12pt" officeooo:rsid="0040b68c" style:font-size-asian="12pt" style:font-name-complex="Times New Roman1" style:font-size-complex="12pt"/>
    </style:style>
    <style:style style:name="T28" style:family="text">
      <style:text-properties style:font-name="Times New Roman" fo:font-size="12pt" fo:font-style="italic" style:font-size-asian="12pt" style:font-style-asian="italic" style:font-name-complex="Times New Roman1" style:font-size-complex="12pt" style:font-style-complex="italic"/>
    </style:style>
    <style:style style:name="T29" style:family="text">
      <style:text-properties style:font-name="Times New Roman" fo:font-size="12pt" fo:font-style="italic" officeooo:rsid="00313f41" style:font-size-asian="12pt" style:font-style-asian="italic" style:font-name-complex="Times New Roman1" style:font-size-complex="12pt" style:font-style-complex="italic"/>
    </style:style>
    <style:style style:name="T30" style:family="text">
      <style:text-properties style:font-name="Times New Roman" fo:font-size="12pt" fo:font-style="italic" officeooo:rsid="0040b68c" style:font-size-asian="12pt" style:font-style-asian="italic" style:font-name-complex="Times New Roman1" style:font-size-complex="12pt" style:font-style-complex="italic"/>
    </style:style>
    <style:style style:name="T31" style:family="text">
      <style:text-properties style:font-name="Times New Roman" fo:font-weight="normal" officeooo:rsid="0025bfdd" style:font-weight-asian="normal" style:font-name-complex="Times New Roman1" style:font-weight-complex="normal"/>
    </style:style>
    <style:style style:name="T32" style:family="text">
      <style:text-properties style:font-name="serif" fo:font-size="24.75pt" fo:font-style="italic" officeooo:rsid="00313f41" style:font-size-asian="12pt" style:font-style-asian="italic" style:font-name-complex="Times New Roman1" style:font-size-complex="12pt" style:font-style-complex="italic"/>
    </style:style>
    <style:style style:name="T33" style:family="text">
      <style:text-properties style:font-name="serif" fo:font-size="24.75pt" fo:font-style="italic" officeooo:rsid="0040b68c" style:font-size-asian="12pt" style:font-style-asian="italic" style:font-name-complex="Times New Roman1" style:font-size-complex="12pt" style:font-style-complex="italic"/>
    </style:style>
    <style:style style:name="T34" style:family="text">
      <style:text-properties officeooo:rsid="0040b6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6" text:outline-level="1">Milestone One</text:h>
      <text:h text:style-name="P6" text:outline-level="1">Use Case Scenario and Ethical Implications</text:h>
      <text:p text:style-name="P2"/>
      <text:p text:style-name="P1">Michael Surdek</text:p>
      <text:p text:style-name="P1">Southern New Hampshire University</text:p>
      <text:p text:style-name="P7"><text:span text:style-name="T3">DAT</text:span><text:span text:style-name="T1"> 6</text:span><text:span text:style-name="T4">5</text:span><text:span text:style-name="T2">0</text:span><text:span text:style-name="T1">: </text:span><text:span text:style-name="T4">Advanced Data </text:span><text:span text:style-name="T3">A</text:span><text:span text:style-name="T4">nalytics</text:span></text:p>
      <text:p text:style-name="P10"><text:span text:style-name="T3">Professor </text:span><text:span text:style-name="T4">Letia</text:span><text:span text:style-name="T3"> </text:span><text:span text:style-name="Strong_20_Emphasis"><text:span text:style-name="T31">Sheldon</text:span></text:span></text:p>
      <text:p text:style-name="P4"><text:span text:style-name="T4">June </text:span><text:span text:style-name="T3">1</text:span><text:span text:style-name="T4">9</text:span><text:span text:style-name="T1">, 202</text:span><text:span text:style-name="T4">2</text:span></text:p>
      <text:p text:style-name="P13"><text:span text:style-name="T9"><text:tab/></text:span><text:span text:style-name="T19">Within GE’s healthcare portfolio, they offer an IT service product to assist medical professionals in their daily work. To ensure proper bandwi</text:span><text:span text:style-name="T21">d</text:span><text:span text:style-name="T19">th and support, the application must be used with a GE-provided smartphone that </text:span><text:span text:style-name="T21">only</text:span><text:span text:style-name="T19"> includes coverage from their partner, SmartAppCellular. The service is tendered on a subscription basis and lately GE has experienced an increase in attrition, </text:span><text:span text:style-name="T20">or churn. Based on customer feedback, this recent churn is related more to the cellular coverage than to the application and the product itself. Additionally, GE recognizes that new vendors are beginning to compete with similar offerings, and that, if they wish to maintain or strengthen their position in the market, they </text:span><text:span text:style-name="T22">need to</text:span><text:span text:style-name="T20"> identify and resolve the problems that are causing customers to cancel their subscriptions.</text:span></text:p>
      <text:p text:style-name="P12"><text:span text:style-name="T20"><text:tab/></text:span><text:span text:style-name="T21">In order to </text:span><text:span text:style-name="T22">provide business value through an advanced analytic project, information on current and past subscribers must be used to evaluate the likelihood that a given customer will cancel their subscription. The available data source, that is derived from GE’s data warehouse, contains 84 variables for each subscriber. Approximately 30 of the fields pertain to equipment, cellular coverage, and average usage patterns. The remaining fields include information on each individual such as family makeup, credit rating, occupation, and customer service history.</text:span></text:p>
      <text:p text:style-name="P12"><text:span text:style-name="T22"><text:tab/>This data source can serve as the foundation for a model that predicts that chance of attrition for each subscriber. Descriptive analytic techniques might help to identify the leading causes of churn. For example, </text:span><text:span text:style-name="T23">if a larger number of dropped calls correlates to attrition, then it can be concluded that better cellular service would lead to higher retention. On the other hand, if customers who are single or have a large income are leaving more than others, then perhaps GE should adjust their marketing strategy. If these descriptive techniques turn out to add business value, predictive analytics can be further employed for additional benefits. The main objective of this project is to identify customers who are most likely to churn. A predictive model can quantify the likelihood of any customer cancelling their subscription. If the model were scored for each subscriber on a regular basis, those most likely to churn </text:span><text:soft-page-break/><text:span text:style-name="T23">could be approached with alternative offers or potential resolutions to their concerns. This would ideally allow GE to prioritize their outreach and </text:span><text:span text:style-name="T24">ultimately lead to </text:span><text:span text:style-name="T23">fewer cancellations.</text:span></text:p>
      <text:p text:style-name="P12"><text:span text:style-name="T23"><text:tab/>The best way to structure this analytical endeavor is the CRISP-DM process that includes iterative phases of business and data understanding, data preparation, modeling, evaluation, and deployment. </text:span><text:span text:style-name="T24">This process is a comprehensive framework that is proven to encompass the ful lifecycle of solving business problems through the use of data mining and advanced analytics. Each phase is intertwined and dependent on other phases, meaning that it is common to move back and forth between them. Additionally the entire process is considered cyclical, as a result of the fact “that the lessons learned during the data mining process and from the deployed solution can trigger new, often more focused business questions.” (Shearer, 2000) GE is committed to understanding and improving the problems that are causing customers to churn, and through the CRISP-DM process, they can uncover insights that will not only provide business value, but also inspire further projects and analysis to solve more complex and beneficial problems.</text:span></text:p>
      <text:p text:style-name="P12"><text:span text:style-name="T24"><text:tab/>The main analytic tool to be used for research, modeling, and deployment in this project should be the statistical programming language R. R is a powerful tool that has the capability to handle large and complex data sources, extensions and transformations of the data, robust machine learning algorithms, and the integration of the model for business purposes. </text:span><text:span text:style-name="T25">Additionally, with a tool such as R, GE’s data environment can be better leveraged to provide real-time and relevant insights. For example, if the data warehouse were updated more frequently that once per month, the model could be utilized on a daily or weekly basis. This would allow the Customer Account Management Team to contact customers as soon as they are deemed likely to churn.</text:span></text:p>
      <text:p text:style-name="P12"><text:span text:style-name="T23"><text:tab/></text:span><text:span text:style-name="T25">There are some additional data fields, not already in the given data set, that might be good indicators of customer attrition. Some of these potential fields can be derived from the given data, and may turn out to be better predictors than the basic fields from the source. For example, there are fields for inbound and outbound calls, but they could also be combined into a new field that represents the </text:span><text:soft-page-break/><text:span text:style-name="T25">total number of connected calls. On the other hand, fields from additional data sources might also supplement the given data source. For example, there is a variable for whether or not the customer possesses a credit card, but it could be worthwhile to use a third party data source that contains the specific type of credit card that they own. This information can be hard to obtain, and may not even be useful in the final model, but additional data sources should </text:span><text:span text:style-name="T26">absolutely</text:span><text:span text:style-name="T25"> be considered for this data mining project.</text:span></text:p>
      <text:p text:style-name="P12"><text:span text:style-name="T25"><text:tab/></text:span><text:span text:style-name="T26">There are certain ethical implications that can arise from using a dataset like the one available to try to predict customer behavior. Some potentially damaging fields might include gender, race, or nationality. Use of these fields in a predictive model can promote bias and discrimination if the data set is skewed or misrepresentative of the bigger picture. Even an attribute such as zip code, or in this case, the variables regarding rural, suburban, and town locations, though they might add predictive value, are to be chosen only after careful consideration of the potential ethical implications.</text:span></text:p>
      <text:p text:style-name="P12"><text:span text:style-name="T26"><text:tab/>Another cause for concern is determining how to maintain privacy and confidentiality through the use the predictive model. For example, a drop in income or a divorce might be good predictors of customer attrition, but it would not be good practice to approach someone in these positions pleading for their business. “Big data analytics can compromise identity by allowing institutional surveillance to moderate and even determine who we are before we make up our own minds. We need to begin to think about the kind of big data predictions and inferences that we will allow, and the ones that we should not.” (King, 2014) With this project, it will be important to accurately estimate the likelihood that a customer will cancel, but it will be equally important to ensure that the business to consumer relationship remains professional and respectful.</text:span></text:p>
      <text:p text:style-name="P12"><text:span text:style-name="T26"><text:tab/>Finally, to further fortify against damaging ethical implications, GE should deploy the model in its business operations in a way that serves and protects the customer. When the results of the model are scored and the Customer Account Management Team’s work is prioritized, the team members should be able to see information regarding the customer and their potential reasons for leaving, but only that </text:span><text:soft-page-break/><text:span text:style-name="T26">information </text:span><text:span text:style-name="T27">which</text:span><text:span text:style-name="T26"> is </text:span><text:span text:style-name="T27">particularly </text:span><text:span text:style-name="T26">relevant and not personally unacceptable. This means that </text:span><text:span text:style-name="T27">if the reason for a high churn probability is something personal in nature and outside the scope of the typical business to consumer relationship, GE must accept the potential loss and move on to customers who can be serviced in a more traditional fashion.</text:span></text:p>
      <text:p text:style-name="P8">References:</text:p>
      <text:p text:style-name="P3"/>
      <text:p text:style-name="P15"><text:span text:style-name="T7">King</text:span><text:span text:style-name="T6">, </text:span><text:span text:style-name="T7">Jonathan &amp; Richards, Neil</text:span><text:span text:style-name="T6">. (20</text:span><text:span text:style-name="T7">14</text:span><text:span text:style-name="T6">). </text:span><text:span text:style-name="T29">What's Up With Big Data Ethics?</text:span><text:span text:style-name="T6"> </text:span><text:span text:style-name="T7">Forbes. </text:span><text:span text:style-name="T6">Retrieved from <text:tab/>https://www.forbes.com/sites/oreillymedia/2014/03/28/whats-up-with-big-data-ethics/</text:span><text:span text:style-name="T6">?<text:tab/>sh=38ec17563591</text:span></text:p>
      <text:p text:style-name="P14"/>
      <text:p text:style-name="P15"><text:span text:style-name="T6">S</text:span><text:span text:style-name="T7">hearer, Colin</text:span><text:span text:style-name="T5">. (</text:span><text:span text:style-name="T6">20</text:span><text:span text:style-name="T7">00</text:span><text:span text:style-name="T5">). </text:span><text:span text:style-name="Emphasis"><text:span text:style-name="T30">Th</text:span></text:span><text:span text:style-name="Emphasis"><text:span text:style-name="T29">e CRISP-DM Model: The New Blueprint for Data Mining. </text:span></text:span><text:span text:style-name="T7">The Journal of <text:tab/>Data Warehousing</text:span><text:span text:style-name="T5">. Retrieved from https://mineracaodedados.files.wordpress.com/2012/04/the-</text:span><text:span text:style-name="T5"><text:tab/>crisp-dm-model-the-new-blueprint-for-data-mining-shearer-colin.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6-19T23:07:58.292988701</dc:date>
    <meta:editing-duration>PT38M37S</meta:editing-duration>
    <meta:editing-cycles>9</meta:editing-cycles>
    <meta:generator>LibreOffice/6.4.7.2$Linux_X86_64 LibreOffice_project/40$Build-2</meta:generator>
    <meta:document-statistic meta:table-count="0" meta:image-count="0" meta:object-count="0" meta:page-count="6" meta:paragraph-count="19" meta:word-count="1242" meta:character-count="8028" meta:non-whitespace-character-count="6794"/>
  </office:meta>
</office:document-meta>
</file>